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4ca" officeooo:paragraph-rsid="001a24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21:38:31.185657596</meta:creation-date>
    <dc:date>2026-03-08T22:19:55.287046874</dc:date>
    <meta:editing-duration>PT3M39S</meta:editing-duration>
    <meta:editing-cycles>3</meta:editing-cycles>
    <meta:generator>LibreOffice/25.8.4.2$Linux_X86_64 LibreOffice_project/58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